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ffffff" fo:padding="0.097cm" fo:border="0.05pt solid #dddddd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7fb30" officeooo:paragraph-rsid="0007fb30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7fb30" officeooo:paragraph-rsid="0007fb30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7fb30" officeooo:paragraph-rsid="0007fb30"/>
    </style:style>
    <style:style style:name="P4" style:family="paragraph" style:parent-style-name="Standard">
      <style:paragraph-properties fo:text-align="justify" style:justify-single-word="false"/>
      <style:text-properties officeooo:rsid="00093f88" officeooo:paragraph-rsid="00093f88"/>
    </style:style>
    <style:style style:name="P5" style:family="paragraph" style:parent-style-name="Standard" style:list-style-name="L6">
      <style:paragraph-properties fo:text-align="justify" style:justify-single-word="false"/>
      <style:text-properties fo:font-size="11pt" fo:font-style="italic" officeooo:rsid="0015ff83" officeooo:paragraph-rsid="0015ff83" style:font-size-asian="11pt" style:font-style-asian="italic" style:font-size-complex="11pt" style:font-style-complex="italic"/>
    </style:style>
    <style:style style:name="P6" style:family="paragraph" style:parent-style-name="Standard" style:list-style-name="L5">
      <style:paragraph-properties fo:text-align="justify" style:justify-single-word="false"/>
      <style:text-properties officeooo:paragraph-rsid="0015e96d"/>
    </style:style>
    <style:style style:name="P7" style:family="paragraph" style:parent-style-name="Standard">
      <style:paragraph-properties fo:text-align="justify" style:justify-single-word="false"/>
      <style:text-properties officeooo:rsid="0009da20" officeooo:paragraph-rsid="0009da20"/>
    </style:style>
    <style:style style:name="P8" style:family="paragraph" style:parent-style-name="Standard">
      <style:paragraph-properties fo:text-align="justify" style:justify-single-word="false"/>
      <style:text-properties fo:font-style="italic" officeooo:paragraph-rsid="00093f88" fo:background-color="#ffffff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officeooo:rsid="000b8988" officeooo:paragraph-rsid="000b8988"/>
    </style:style>
    <style:style style:name="P10" style:family="paragraph" style:parent-style-name="Standard">
      <style:paragraph-properties fo:text-align="justify" style:justify-single-word="false"/>
      <style:text-properties officeooo:rsid="000eeec7" officeooo:paragraph-rsid="000eeec7"/>
    </style:style>
    <style:style style:name="P11" style:family="paragraph" style:parent-style-name="Standard">
      <style:paragraph-properties fo:text-align="justify" style:justify-single-word="false"/>
      <style:text-properties officeooo:rsid="0010e7da" officeooo:paragraph-rsid="0010e7da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10pt" fo:font-style="italic" officeooo:rsid="0010e7da" officeooo:paragraph-rsid="0010e7da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justify" style:justify-single-word="false"/>
      <style:text-properties officeooo:rsid="0012970c" officeooo:paragraph-rsid="0012970c"/>
    </style:style>
    <style:style style:name="P14" style:family="paragraph" style:parent-style-name="Standard">
      <style:paragraph-properties fo:text-align="justify" style:justify-single-word="false"/>
      <style:text-properties officeooo:rsid="0013166a" officeooo:paragraph-rsid="0013166a"/>
    </style:style>
    <style:style style:name="P15" style:family="paragraph" style:parent-style-name="Standard">
      <style:paragraph-properties fo:text-align="justify" style:justify-single-word="false"/>
      <style:text-properties officeooo:rsid="0013a0c6" officeooo:paragraph-rsid="0013a0c6"/>
    </style:style>
    <style:style style:name="P16" style:family="paragraph" style:parent-style-name="Standard">
      <style:paragraph-properties fo:text-align="justify" style:justify-single-word="false"/>
      <style:text-properties officeooo:rsid="00147a30" officeooo:paragraph-rsid="00147a30"/>
    </style:style>
    <style:style style:name="P17" style:family="paragraph" style:parent-style-name="Standard" style:list-style-name="L4">
      <style:paragraph-properties fo:text-align="justify" style:justify-single-word="false"/>
      <style:text-properties officeooo:rsid="00147a30" officeooo:paragraph-rsid="00147a30"/>
    </style:style>
    <style:style style:name="P18" style:family="paragraph" style:parent-style-name="Standard">
      <style:paragraph-properties fo:text-align="justify" style:justify-single-word="false"/>
      <style:text-properties officeooo:rsid="0015e96d" officeooo:paragraph-rsid="0015e96d"/>
    </style:style>
    <style:style style:name="P19" style:family="paragraph" style:parent-style-name="Standard" style:list-style-name="L5">
      <style:paragraph-properties fo:text-align="justify" style:justify-single-word="false"/>
      <style:text-properties officeooo:rsid="0015e96d" officeooo:paragraph-rsid="0015e96d"/>
    </style:style>
    <style:style style:name="P20" style:family="paragraph" style:parent-style-name="Standard">
      <style:paragraph-properties fo:text-align="justify" style:justify-single-word="false"/>
      <style:text-properties officeooo:rsid="0015ff83" officeooo:paragraph-rsid="0015ff83"/>
    </style:style>
    <style:style style:name="T1" style:family="text">
      <style:text-properties officeooo:rsid="00093f88"/>
    </style:style>
    <style:style style:name="T2" style:family="text">
      <style:text-properties fo:font-size="11pt" officeooo:rsid="00093f88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background-color="#dddddd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d5e68"/>
    </style:style>
    <style:style style:name="T7" style:family="text">
      <style:text-properties officeooo:rsid="0010e7da"/>
    </style:style>
    <style:style style:name="T8" style:family="text">
      <style:text-properties officeooo:rsid="00147a30"/>
    </style:style>
    <style:style style:name="T9" style:family="text">
      <style:text-properties officeooo:rsid="0015e96d"/>
    </style:style>
    <style:style style:name="T10" style:family="text">
      <style:text-properties fo:font-variant="normal" fo:text-transform="none" fo:color="#3c4043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mento do Livro “O custo das Decisões Arquitetônicas” - 5º edição</text:p>
      <text:p text:style-name="P1"/>
      <text:p text:style-name="P1">Autor: Juan Luis Mascaró (org)</text:p>
      <text:p text:style-name="P1"/>
      <text:p text:style-name="P1">Sobre o autor:</text:p>
      <text:list xml:id="list2613961401" text:style-name="L2">
        <text:list-header>
          <text:p text:style-name="P3">Possui graduação em Engenharia Civil pela Universidad Nacional de Tucumán(1963), graduação em Engenharia Em Construções pela Universidad Nacional de Tucumán(1958), mestrado em Investigación Operativa pela Universidad Católica Argentina(1973) e doutorado em Investigación Operativa pela Universidad Católica Argentina(1975). Atualmente é professor titular da Universidade Federal do Rio Grande do Sul e da Fundação de Amparo à Pesquisa do Estado do Rio Grande do Sul. Tem experiência na área de Arquitetura e Urbanismo, com ênfase em Tecnologia de Arquitetura e Urbanismo. Atuando principalmente nos seguintes temas: economia, urbanismo, infraestrutura, desenho urbano.</text:p>
        </text:list-header>
      </text:list>
      <text:p text:style-name="P1"/>
      <text:p text:style-name="P1">Sobre o livro </text:p>
      <text:list xml:id="list219965043" text:style-name="L1">
        <text:list-header>
          <text:p text:style-name="P2">Analisa-se a estrutura conceitual geométrica do edifício, estudando os custos de seus componentes, assim como a variação do custo em função de sua forma e atividades realizadas. A planta baixa do edifício gera custos que variam com seu cumprimento e largura, indicando que existe uma lei para suas relações. A altura é outro aspecto analisado já que sua variação determina diferentes custos de edificação. Componentes, circulações e tipologias de edifícios seguem o mesmo critério de análise. A diferença das edições anteriores incorpora diversas obras arquitetônicas modernas como exemplos de aplicação de diferentes conceitos de economia da edificação.</text:p>
        </text:list-header>
      </text:list>
      <text:p text:style-name="P1"/>
      <text:p text:style-name="P1">Capítulo 2</text:p>
      <text:p text:style-name="P1"/>
      <text:p text:style-name="P1">Conceitos gerais</text:p>
      <text:p text:style-name="P1"/>
      <text:p text:style-name="P1">2.1 Estrutura conceitual geométrica de um edifício</text:p>
      <text:p text:style-name="P1"/>
      <text:p text:style-name="P1">[as] decisões adotadas pelo arquiteto […] condicionam o comportamento e o desempenho de todo o edifício, tanto funcional como economicamente. [p. 35]</text:p>
      <text:p text:style-name="P1"/>
      <text:p text:style-name="P1">f. 2.1</text:p>
      <text:p text:style-name="P1"/>
      <text:p text:style-name="P1">O aumento do vão entre planos horizontais ocasiona maiores custos nos planos verticais dos acessos.<text:span text:style-name="T1"> [p. 36]</text:span> 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<text:span text:style-name="T2">Está lógica também se aplica para os planos vertica</text:span>is</text:p>
          </table:table-cell>
        </table:table-row>
      </table:table>
      <text:p text:style-name="P4"/>
      <text:p text:style-name="P7">[…] <text:span text:style-name="T4">nem todos os planos verticais e horizontais têm os mesmos custos</text:span>: <text:span text:style-name="T5">planos externos são mais caros que os equivalentes internos</text:span>.</text:p>
      <text:p text:style-name="P7">Assim, é adequado obter o volume necessário com a mínimo superfície exterior, não só pelo maior custo de construção, mas também pelo custo de manutenção e uso. [p. 37]</text:p>
      <text:p text:style-name="P7"/>
      <text:p text:style-name="P7"><text:span text:style-name="T4">O custo da cobertura é 20 ou 30% maior do que o custo dos demais planos horizontais</text:span> (exceto quando o plano em contato com o terreno exigir tratamentos especiais de execução devidas, por exemplo, à baixa resistência mecânica do solo).</text:p>
      <text:p text:style-name="P7"/>
      <text:p text:style-name="P7"><text:span text:style-name="T4">Já o custo dos planos verticais externos chegam a ser de 3 a 5 vezes maior do que o dos planos verticais internos</text:span>.</text:p>
      <text:p text:style-name="P7"/>
      <text:p text:style-name="P7"><text:soft-page-break/><text:span text:style-name="T4">Sobre as possíveis formas do edifício: o maior volume contido dentro de determinada superfície geométrica é dada pela esfera, seguido pelo cilindro e, finalmente, pelo cubo. À medida que se afasta dessas formas, aumenta-se a relação entre superfície exterior e volume e, consequentemente, os custos do conjunto</text:span>. [p. 38]</text:p>
      <text:p text:style-name="P7"/>
      <text:p text:style-name="P9">2.2 Elementos Básicos de um edifício</text:p>
      <text:p text:style-name="P9"/>
      <text:p text:style-name="P9">Do ponto de vista do custo, pode-se dividir o edifício em duas partes básicas:</text:p>
      <text:p text:style-name="P9"/>
      <text:p text:style-name="P9">Os espaços projetados</text:p>
      <text:p text:style-name="P9">O custo dependerá, basicamente, das deliberações adotadas para o edifício, tais como: o comprimento, a largura, a altura do pé-direito, o número de pavimentos, etc.</text:p>
      <text:p text:style-name="P9"/>
      <text:p text:style-name="P9">Os equipamentos necessários</text:p>
      <text:p text:style-name="P9">O custo dos equipamentos, ao contrário daquele dos espaços construídos, depende de decisões dicotomais (sim ou não). Outra diferença é que para os equipamentos, mais importante do que o<text:span text:style-name="T6">s</text:span> custos de construções/instalações são seus custos de manutenção e uso, mais difíceis de <text:span text:style-name="T6">estimar</text:span>. </text:p>
      <text:p text:style-name="P9"/>
      <text:p text:style-name="P10">[…] espaços e vedações são responsáveis por 75% do custo total da edificação, sendo que o restante, representam os custos dos equipamentos. Já os custos de manutenção e uso, os equipamentos <text:span text:style-name="T7">e instalações somam de 60 a 70%. O restante (30 a 40%), aplicam-se as reparações e reposições (pintura, cobertura, portas e janelas). [p. 40]</text:span></text:p>
      <text:p text:style-name="P10"/>
      <text:list xml:id="list1029638" text:style-name="L3">
        <text:list-header>
          <text:p text:style-name="P12">[…] as decisões sobre os equipamentos e instalações são essencialmente dicotômicas, e que, se for grande o custo de instalação, maior ainda será o de manutenção e uso. As decisões de dimensionamento dos espaços e seus componentes crescem de forma gradual e direta em relação a seus tamanhos, sendo de interesse fundamental o custo de construção, já que o de manutenção e uso só será menos crítico que o das instalações como também possível de ser adiado durante períodos mais ou menos longos. (Mascaró, p. 41)</text:p>
        </text:list-header>
      </text:list>
      <text:p text:style-name="P11"/>
      <text:p text:style-name="P13">2.3 Análise do custo dos componentes de um edifício</text:p>
      <text:p text:style-name="P13"/>
      <text:p text:style-name="P14">Custos de construção (aproximadamente):</text:p>
      <text:p text:style-name="P14"><text:s/>– planos horizontais = 25%</text:p>
      <text:p text:style-name="P14"><text:s/>– planos verticais = 45%</text:p>
      <text:p text:style-name="P14"><text:s/>– instalações = 25%</text:p>
      <text:p text:style-name="P14"><text:s/>– canteiro de obras = 5%. </text:p>
      <text:p text:style-name="P14"/>
      <text:p text:style-name="P14">Pode-se concluir o seguinte:</text:p>
      <text:p text:style-name="P14"/>
      <text:p text:style-name="P15">(a) há poucas alternativas econômicas para os planos horizontais, porque as duas terças partes de seu custo são formadas pela estrutura resistente geralmente de concreto, para a qual se apresentam poucas possibilidades de substituição. <text:span text:style-name="T8">Podem apenas estudar alternativas para os pisos e contrapisos (1/4 a 1/10 do valor total dos planos horizontais).</text:span></text:p>
      <text:p text:style-name="P15"/>
      <text:p text:style-name="P16">(b) os planos verticais, ao contrário, apresentam inúmeras alternativas, tanto para o desenho quanto para o uso dos materiais. </text:p>
      <text:p text:style-name="P16">Planos verticais: 45% do total. 1/3 a 1/2 pares externas, 2/3 a 1/2 paredes internas (essas porções podem variar sensivelmente).</text:p>
      <text:p text:style-name="P16"/>
      <text:p text:style-name="P16">(c) as instalações complementares gerais e individuais do edifício representam 1/4 do custo total, dependem, em grande parte, de decisões dicotômicas (sim ou não).</text:p>
      <text:p text:style-name="P16"/>
      <text:list xml:id="list4204991815" text:style-name="L4">
        <text:list-header>
          <text:p text:style-name="P17"><text:soft-page-break/><text:span text:style-name="T3">[…] quando se quer economizar é reduzir estes últimos (planos verticais), seja eliminando paredes ou encontrando alternativas mais econômicas para elas. A redução de superfícies horizontais trará, de fato, reduções nos custos muito menores do que usualmente se supõe, já que eles representam apenas 25% do total. A redução de custos e quantitativamente pode ser muito mais importante já que eles representam 45% dos custos totais. (Mascaró, p. 44)</text:span> </text:p>
        </text:list-header>
      </text:list>
      <text:p text:style-name="P16"/>
      <text:p text:style-name="P16"/>
      <text:p text:style-name="P18">O problema não é apenas o fator metros quadrados construídos, mas também a forma como são desenhadas essas superfícies, ou seja, o tradicional problema de quantidade versus qualidade do projeto.</text:p>
      <text:p text:style-name="P18"/>
      <text:p text:style-name="P18">É muito comum pensar que uma redução de 10% de superfície construída representa redução equivalente no custo total da construção. Mas, isso não é verdade, pois as instalações (25% do custo) praticamente não sofrem modificações nem tampouco as divisórias, as quais não diminuem seu custo proporcionalmente à redução da superfície. Exemplo:</text:p>
      <text:p text:style-name="P18"/>
      <text:list xml:id="list1109338366" text:style-name="L5">
        <text:list-header>
          <text:p text:style-name="P19">Suponha um quadrado de 1 m x 1 m, com área 1 m², seu perímetro é de 4 m. Uma diminuição de 10% de sua área resultará 0,9 m², correspondendo a uma redução no perímetro de:</text:p>
          <text:p text:style-name="P19"/>
          <text:p text:style-name="P6"><text:span text:style-name="T9">p = 4√A = 4</text:span><text:span text:style-name="T10">√</text:span> <text:span text:style-name="T9">0,9 = 3,80 m</text:span></text:p>
          <text:p text:style-name="P6"/>
          <text:p text:style-name="P19">A área diminuiu em:</text:p>
          <text:p text:style-name="P19">[(1.0 – 0.9) / 1.0[ * 100 = 10%</text:p>
          <text:p text:style-name="P19"/>
          <text:p text:style-name="P19">E o perímetro se reduz em:</text:p>
          <text:p text:style-name="P19"/>
          <text:p text:style-name="P19">[(4,00 – 3,80) / 4,00] * 100 = 5%</text:p>
        </text:list-header>
      </text:list>
      <text:p text:style-name="P10"/>
      <text:p text:style-name="P18">Como se vê, o perímetro diminui a metade da área da planta. (P = A/2)</text:p>
      <text:p text:style-name="P18"/>
      <text:p text:style-name="P20">A redução de 10% na área percutirá nos custos da seguinte maneira:</text:p>
      <text:p text:style-name="P20"/>
      <text:p text:style-name="P20">(a) nos 25% diretamente ligados à superfície (planos horizontais), 10% a menos corresponderá a uma economia de 2,5%;</text:p>
      <text:p text:style-name="P20"/>
      <text:p text:style-name="P20">(b) nos 45% relativos ao perímetro (planos verticais), que só diminui 5%, a economia será de 2,2%;</text:p>
      <text:p text:style-name="P20"/>
      <text:p text:style-name="P20">(c) o custo restante é praticamente independente da superfície.</text:p>
      <text:p text:style-name="P20"/>
      <text:p text:style-name="P20">A redução total de custo é de 4,7% representando menos que a metade da porcentagem de diminuição da superfície (no caso de 10%).</text:p>
      <text:p text:style-name="P20"/>
      <text:list xml:id="list3318380898" text:style-name="L6">
        <text:list-header>
          <text:p text:style-name="P5">A partir daí podemos deduzir que aumentos ou diminuições de certa porcentagem da superfície em uma habitação correspondem aumentos ou diminuições menores que a metade nos custos da construção (entre 40 e 50%, mais precisamente). (Mascaró, p. 46)</text:p>
        </text:list-header>
      </text:list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6:34:09.443000000</meta:creation-date>
    <meta:generator>LibreOffice/6.1.4.2$Windows_X86_64 LibreOffice_project/9d0f32d1f0b509096fd65e0d4bec26ddd1938fd3</meta:generator>
    <dc:date>2020-04-10T20:29:38.960000000</dc:date>
    <meta:editing-duration>PT40M2S</meta:editing-duration>
    <meta:editing-cycles>8</meta:editing-cycles>
    <meta:document-statistic meta:table-count="1" meta:image-count="0" meta:object-count="0" meta:page-count="3" meta:paragraph-count="57" meta:word-count="1186" meta:character-count="7322" meta:non-whitespace-character-count="6192"/>
  </office:meta>
</office:document-meta>
</file>